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Helvetica" fo:font-size="14.0pt"/>
    </style:style>
    <style:style style:name="P2"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Helvetica"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Meeting Agenda</text:span></text:p>
      <text:p text:style-name="P2"/>
      <text:p text:style-name="P2"><text:span text:style-name="T2"><text:s text:c="2"/>Date: 2015-04-21</text:span></text:p>
      <text:p text:style-name="P2"><text:span text:style-name="T2"/></text:p>
      <text:p text:style-name="P2"><text:span text:style-name="T2"><text:s text:c="2"/>Facilitator: Neda Farhand</text:span></text:p>
      <text:p text:style-name="P2"><text:span text:style-name="T2"/></text:p>
      <text:p text:style-name="P2"><text:span text:style-name="T2"><text:s text:c="2"/>Participants: Neda Farhand, Tobias Hallberg, Daniel Johansson, Erik Öhrn</text:span></text:p>
      <text:p text:style-name="P2"/>
      <text:p text:style-name="P2"><text:span text:style-name="T1">1. Objectives (5 min). Resolve any issues preventing the team to </text:span></text:p>
      <text:p text:style-name="P2"><text:span text:style-name="T1"><text:s text:c="2"/>continue.</text:span></text:p>
      <text:p text:style-name="P2"/>
      <text:p text:style-name="P2"><text:s text:c="2"/>- Erik has some trouble with collision management; bodies aren’t working as they should, although this can be resolved. </text:p>
      <text:p text:style-name="P2"><text:s/></text:p>
      <text:p text:style-name="P2"/>
      <text:p text:style-name="P2"><text:span text:style-name="T1">2. Reports (15 min) from previous meeting</text:span></text:p>
      <text:p text:style-name="P2"/>
      <text:p text:style-name="P2"><text:s text:c="2"/>- Neda has finished writing remaining use cases.</text:p>
      <text:p text:style-name="P2"><text:s text:c="2"/>- Erik has placed all Box2Ds where collision is to take place. </text:p>
      <text:p text:style-name="P2"><text:s text:c="2"/>- Tobias has made the player move in a sliding fashion. </text:p>
      <text:p text:style-name="P2"><text:s text:c="2"/>- Daniel has made a class, Book, containing all properties a book item should have, as well as connecting input and enabling the player spawn a book. </text:p>
      <text:p text:style-name="P2"/>
      <text:p text:style-name="P2"><text:span text:style-name="T1">3. Discussion items (35 min) </text:span></text:p>
      <text:p text:style-name="P2"/>
      <text:p text:style-name="P2"><text:s text:c="2"/>- It is necessary to make collision management in a working state, seeing as it is crucial for the gaming experience. In order to enable this forces need to be set, and using boxes, determine whether they are acting as they should. It is needed that we 1) make sure forces can be placed on the body, 2) link the player to a box, and 3) make sure collisions work as they should. In that order. NOTE: a good solution would be to create an entity class containing the properties of box and sprite. Anything with a body will extend this class. </text:p>
      <text:p text:style-name="P2"/>
      <text:p text:style-name="P2"/>
      <text:p text:style-name="P2"><text:span text:style-name="T1">4. Outcomes and assignments (5 min) </text:span></text:p>
      <text:p text:style-name="P2"/>
      <text:p text:style-name="P2"><text:s text:c="2"/>- Tobias will create the entity class.</text:p>
      <text:p text:style-name="P2"><text:s text:c="2"/>- Erik will work on the game world and its properties.</text:p>
      <text:p text:style-name="P2"><text:s text:c="2"/>- Neda will continue working on the creatures and their properties and data. </text:p>
      <text:p text:style-name="P2"><text:s text:c="2"/>- Daniel will continue working on books, their properties and their visual representation. </text:p>
      <text:p text:style-name="P2"/>
      <text:p text:style-name="P2"/>
      <text:p text:style-name="P2"><text:span text:style-name="T1">5. Wrap up</text:span></text:p>
      <text:p text:style-name="P2"/>
      <text:p text:style-name="P2"><text:s text:c="2"/>- There are no unresolved issues. </text:p>
      <text:p text:style-name="P2"/>
      <text:p text:style-name="P2"><text:s text:c="2"/>- the next will be held in room M1204 at 13: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